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e3e7" officeooo:paragraph-rsid="0018e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e la clase consprod con el metos consulta_productos para la consulta que es importada y heredada por las demas clases</text:p>
      <text:p text:style-name="P1">*Lo que esta como comentario se puede bor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06:38:19.529869037</dc:date>
    <meta:editing-duration>PT2M36S</meta:editing-duration>
    <meta:editing-cycles>1</meta:editing-cycles>
    <meta:document-statistic meta:table-count="0" meta:image-count="0" meta:object-count="0" meta:page-count="1" meta:paragraph-count="2" meta:word-count="28" meta:character-count="164" meta:non-whitespace-character-count="138"/>
    <meta:generator>LibreOffice/6.0.7.3$Linux_X86_64 LibreOffice_project/00m0$Build-3</meta:generator>
  </office:meta>
</office:document-meta>
</file>